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in" style:use-optimal-column-width="false"/>
    </style:style>
    <style:style style:name="Table12" style:family="table">
      <style:table-properties style:width="6.868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2" style:parent-style-name="TableContents" style:family="paragraph">
      <style:paragraph-properties fo:margin-bottom="0.1965in"/>
    </style:style>
    <style:style style:name="T2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5" style:parent-style-name="TableContents" style:family="paragraph">
      <style:paragraph-properties fo:margin-bottom="0.1965in"/>
    </style:style>
    <style:style style:name="T2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8" style:parent-style-name="TableContents" style:family="paragraph">
      <style:paragraph-properties fo:margin-bottom="0.1965in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none" fo:border-right="0.0138in solid #000000" style:writing-mode="lr-tb" fo:padding-top="0in" fo:padding-left="0.0194in" fo:padding-bottom="0.0194in" fo:padding-right="0.0194in"/>
    </style:style>
    <style:style style:name="P33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5" style:parent-style-name="TableContents" style:family="paragraph">
      <style:paragraph-properties fo:margin-bottom="0.196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59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<text:s/>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<text:s/>Priority="11" SemiHidden="false"</text:p><text:p text:style-name="Normal"><text:s text:c="3"/>UnhideWhenUsed="false" QFormat="true" Name="Subtitle"/&gt;</text:p><text:p text:style-name="Normal"><text:s text:c="2"/>&lt;w:LsdException Locked="false"<text:s/>Priority="22" SemiHidden="false"</text:p><text:p text:style-name="Normal"><text:s text:c="3"/>UnhideWhenUsed="false" QFormat="true" Name="Strong"/&gt;</text:p><text:p text:style-name="Normal"><text:s text:c="2"/>&lt;w:LsdException 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<text:s/>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<text:s/>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<text:s/>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<text:s/>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<text:s/>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<text:s/>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<text:s/>Name="Light Grid Accent 3"/&gt;</text:p><text:p text:style-name="Normal"><text:s text:c="2"/>&lt;w:LsdException 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<text:s/>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<text:s/>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2"/><text:s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<text:s/>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<text:s/>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<text:s/>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</text:span><text:span text:style-name="T18"><text:s/>Neil Jonathan A. Joaquin</text:span></text:p>
            <text:p text:style-name="P19"><text:span text:style-name="T20">Date:</text:span><text:span text:style-name="T21"><text:s/>February 26, 2015</text:span></text:p>
            <text:p text:style-name="P22"><text:span text:style-name="T23">Project Name:</text:span><text:span text:style-name="T24"><text:s/>Retention Scheduler</text:span></text:p>
            <text:p text:style-name="P25"><text:span text:style-name="T26">Client:</text:span><text:span text:style-name="T27"><text:s/>Purple McShort Short</text:span></text:p>
            <text:p text:style-name="P28"><text:span text:style-name="T29">Sprint Number:</text:span><text:span text:style-name="T30"><text:s/>1</text:span></text:p>
          </table:table-cell>
        </table:table-row>
        <table:table-row table:style-name="TableRow31">
          <table:table-cell table:style-name="TableCell32">
            <text:p text:style-name="P33">1.<text:s/><text:s/>What were the main lessons your team learned in this sprint?</text:p>
            <text:p text:style-name="P34"><text:s text:c="5"/>Android has many compatibility issues.</text:p>
            <text:p text:style-name="P35"/>
            <text:p text:style-name="P36"/>
            <text:p text:style-name="P37">2. <text:s text:c="2"/>Describe one example of what went right in this sprint.</text:p>
            <text:p text:style-name="P38"><text:s text:c="5"/>Blood, sweat and tears?</text:p>
            <text:p text:style-name="P39"/>
            <text:p text:style-name="P40"/>
            <text:p text:style-name="P41"/>
            <text:p text:style-name="P42">3.<text:s text:c="4"/>Describe one example of what went wrong in this sprint.</text:p>
            <text:p text:style-name="P43">Miscommunication.</text:p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>4.<text:s text:c="4"/>What will you do differently on the next sprint based on your experience working on this current sprint?</text:p>
            <text:p text:style-name="P52">Better Communication.</text:p>
            <text:p text:style-name="P53"/>
            <text:p text:style-name="P54"/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neil</dc:creator>
    <meta:creation-date>2015-02-26T15:40:00Z</meta:creation-date>
    <dc:date>2015-02-26T15:40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92" meta:character-count="620" meta:row-count="4" meta:non-whitespace-character-count="529"/>
  </office:meta>
</office:document-meta>
</file>